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P106" style:parent-style-name="ListBullet" style:family="paragraph">
      <style:paragraph-properties fo:margin-left="0.25in" fo:text-indent="-0.25in">
        <style:tab-stops/>
      </style:paragraph-properties>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 13 Apr. 2017].</text:span><text:s/></text:p>
      <text:p text:style-name="P106">Alberti Cipher<text:s/>and image</text:p>
      <text:p text:style-name="P107"><text:a xlink:href="http://www.cs.trincoll.edu/~crypto/historical/alberti.html" office:target-frame-name="_top" xlink:show="replace"><text:span text:style-name="Hyperlink">http://www.cs.trincoll.edu/~crypto/historical/alberti.html</text:span></text:a><text:s/></text:p>
      <text:p text:style-name="P108"/>
      <text:p text:style-name="P109">Transposition cipher</text:p>
      <text:p text:style-name="P110"><text:a xlink:href="https://learncryptography.com/classical-encryption/transposition-ciphers" office:target-frame-name="_top" xlink:show="replace"><text:span text:style-name="Hyperlink">https://learncryptography.com/classical-encryption/transposition-ciphers</text:span></text:a><text:s/><text:tab/></text:p>
      <text:p text:style-name="P111"/>
      <text:p text:style-name="P112">one time pad<text:s/><text:a xlink:href="http://searchsecurity.techtarget.com/definition/one-time-pad" office:target-frame-name="_top" xlink:show="replace"><text:span text:style-name="Hyperlink">http://searchsecurity.techtarget.com/definition/one-time-pad</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3T16:42:00Z</dc:date>
    <meta:template xlink:href="Normal" xlink:type="simple"/>
    <meta:editing-cycles>73</meta:editing-cycles>
    <meta:editing-duration>PT0S</meta:editing-duration>
    <meta:document-statistic meta:page-count="4" meta:paragraph-count="17" meta:word-count="1317" meta:character-count="8809" meta:row-count="62" meta:non-whitespace-character-count="7509"/>
  </office:meta>
</office:document-meta>
</file>